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2">
      <style:text-properties officeooo:rsid="0014df52" officeooo:paragraph-rsid="0014df52"/>
    </style:style>
    <style:style style:name="P2" style:family="paragraph" style:parent-style-name="Heading_20_2">
      <style:text-properties officeooo:rsid="001a798c" officeooo:paragraph-rsid="001a798c"/>
    </style:style>
    <style:style style:name="P3" style:family="paragraph" style:parent-style-name="Heading_20_4">
      <style:text-properties officeooo:rsid="001a798c" officeooo:paragraph-rsid="001a798c"/>
    </style:style>
    <style:style style:name="P4" style:family="paragraph" style:parent-style-name="Standard">
      <style:text-properties officeooo:rsid="001a798c" officeooo:paragraph-rsid="001a798c"/>
    </style:style>
    <style:style style:name="P5" style:family="paragraph" style:parent-style-name="Text_20_body">
      <style:text-properties officeooo:rsid="0010237a" officeooo:paragraph-rsid="0010237a"/>
    </style:style>
    <style:style style:name="P6" style:family="paragraph" style:parent-style-name="Text_20_body">
      <style:text-properties officeooo:rsid="001095ef" officeooo:paragraph-rsid="001095ef"/>
    </style:style>
    <style:style style:name="P7" style:family="paragraph" style:parent-style-name="Text_20_body">
      <style:text-properties officeooo:rsid="001239be" officeooo:paragraph-rsid="001239be"/>
    </style:style>
    <style:style style:name="P8" style:family="paragraph" style:parent-style-name="Text_20_body">
      <style:text-properties officeooo:rsid="0013c1bb" officeooo:paragraph-rsid="0013c1bb"/>
    </style:style>
    <style:style style:name="P9" style:family="paragraph" style:parent-style-name="Text_20_body">
      <style:text-properties officeooo:rsid="0014df52" officeooo:paragraph-rsid="0014df52"/>
    </style:style>
    <style:style style:name="P10" style:family="paragraph" style:parent-style-name="Text_20_body">
      <style:text-properties officeooo:rsid="00160ea2" officeooo:paragraph-rsid="00160ea2"/>
    </style:style>
    <style:style style:name="P11" style:family="paragraph" style:parent-style-name="Text_20_body">
      <style:text-properties officeooo:rsid="00176072" officeooo:paragraph-rsid="00176072"/>
    </style:style>
    <style:style style:name="P12" style:family="paragraph" style:parent-style-name="Text_20_body">
      <style:text-properties officeooo:rsid="001896d9" officeooo:paragraph-rsid="001896d9"/>
    </style:style>
    <style:style style:name="P13" style:family="paragraph" style:parent-style-name="Text_20_body">
      <style:text-properties officeooo:rsid="001a798c" officeooo:paragraph-rsid="001a798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/>
    </style:style>
    <style:style style:name="T3" style:family="text">
      <style:text-properties officeooo:rsid="001095ef"/>
    </style:style>
    <style:style style:name="T4" style:family="text">
      <style:text-properties officeooo:rsid="001239be"/>
    </style:style>
    <style:style style:name="T5" style:family="text">
      <style:text-properties officeooo:rsid="001338fe"/>
    </style:style>
    <style:style style:name="T6" style:family="text">
      <style:text-properties officeooo:rsid="00160ea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896d9" style:font-style-asian="normal" style:font-style-complex="normal"/>
    </style:style>
    <style:style style:name="T9" style:family="text">
      <style:text-properties style:font-name="Liberation Serif" fo:font-size="12pt" fo:font-style="italic" fo:font-weight="normal" style:font-size-asian="12pt" style:font-style-asian="italic" style:font-weight-asian="normal"/>
    </style:style>
    <style:style style:name="T10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.1. Czym jest Eclipse Phase?</text:h>
      <text:p text:style-name="P5">W <text:span text:style-name="T1">Eclipse Phase</text:span>, wcielasz się w sekretnego agenta chroniącego rozproszoną transludzkość przed zagrożeniami, które mogą jązniszczyć raz na zawsze. Jesteś transludzki/a/kie. Jesteś geentycznie zmodyfikowany/a/e, fizycznie i mentalnie usprawniony/a/e i technicznie nieśmiertelny/a/e. Twój umysł może być cyfrowo zapisany, jak w grze komputerowej. Jeśli zginiesz, możesz zostać przywrócony/a/e z tej kopii, Twoje <text:span text:style-name="T1">ego</text:span> – zarówno psyche, jak i wspomnienia – fizycznie odtworzone. Możesz także skopiować swój umysł i wgrać go do ciała Twojego wyboru. Nowe ciało – Twój <text:span text:style-name="T1">morph</text:span> – może być biologiczne, syntetyczną powłoką robota, lub cyfrowym infomophem. Twoje ciało to w zasadzie ekwipunek, który customizujesz zgodnie z misją i swoimi preferencjami. </text:p>
      <text:p text:style-name="P5"><text:span text:style-name="T1">Eclipse Phase</text:span> ma miejsce w przyszłości ciągle przyspieszającego rozwoju technologicznego. Progres w kluczowych sferach sztucznej inteligencji, neuronauk, genetycznej inżynierii, nanotechnologii i informatyki zlały się w potężne sprężenie zwrotne dodatnie. Ciała i umysły sątworzone i ulepszane. AI i zwierzęta posiadają ludzką inteligencję. Wszystko i wszyscy są obwieszeni sensorami, połączeni siecią i zawsze online. Twój umysł może siękomunikować z każdym elektronicznym urządzeniem wokół. Prawie wszystko może być wydrukowane w drukarce 3D na poziomie atomowym, korzystając z nanofabryki i planów. Technologia pozwala ludziom na szczęsliwsze i zdrowsze żywoty, wyzwolone z antycznych potrzeb.</text:p>
      <text:p text:style-name="P5">Takie błogosławieństwa mają i swoją mroczniejszą stronę. Cuda przyszłości nie sąjeszcze równomiernie dystrybuowane – nieśmiertelni bogacze gromadzą pieniądze i moc, gdy inni walczą o przetrwanie. Metody śledzenia są wszechobecne, można także hackować umysły i wspomnienia innych ludzi, skopiować je w całości i/lub uczynić z nich cyfrowych niewolników. Wiele z technologicznych ucdów są super-wspomagające, ale daje to też potencjał do masowej destrukcji w rękach byle kogo. Wysiłki, by ograniczyć dostęp do tych narzędzi są skazane na niepowodzenie – tylko nasza dojrzałość jako gatunku może nas ocalić. </text:p>
      <text:p text:style-name="P5">Podkreślając owe niebezpieczeństwa, <text:span text:style-name="T1">Eclipse Phase</text:span> dzieje się w 10 lat po tym, jak transludzkość przegrała wojnę z grupą super-inteligentnych, samodoskonalących się AI. 95% populacji została stracone podczas tego apokaliptycznego konfliktu, wiele z nich siłowa ściągniętych na dyski twarde TITANów zanim oni zniknęli. Tysiące więcej zostało splugawionych i przemienionych przez obcy wirus <text:span text:style-name="T3">E</text:span>xsurgent. <text:span text:style-name="T3">Ziemia jest zniszczona i odcięta od transludzkości, zdominowana przez maszyny i potwory. Ocaleńcy ewakuowali planetę i rozproszyli się po Systemie Słonecznym, kolonizując inne planety z konieczności i desperacji. Wielu uciekło tylko jako infodźcy, tylko z własnym niematerialnym umysłem.</text:span></text:p>
      <text:p text:style-name="P6">Nacje i superpotęgi starego świata przeminęły, zniszczone i pogrzebane. Nowe bloki polityczne i frakcje powstały w ich miejsce, luźno podzielone między wewnętrzy i zewnętrzny Układ Słoneczny. Kapitalistyczne ekonomie wewnętrznego układu – Luna, Mars i Wenus – dalej wymagaja pieniędzy i rozpoznają prawo własności intelektualnej. Są one zdominowane przez Konsorcjum Planetarne, rządzone przez hiper-korporacje, które priorytetyzuje interesy bisnesowe i ogłosiło Mars nowym domem transludzkości. Ich habitaty sądefiniowane przez silny wpływ mediów i memetyczne konflikty życia obywatelskiego, prawo i system bezpieczeństwa, który utrzymuje populację bezpieczną, nieufność względem Ai i upliftów, i wyraźne podziały klasowe. W czasie, gdy socjaliści i hiper-elity bawią się i balują, wielu infodźców podpisało umowy <text:soft-page-break/>niewolnicze, by móc opłaci<text:span text:style-name="T4">ć </text:span>tanie, masowo produkowane syntetyczne ciała – stając się tym samym <text:span text:style-name="T1">rdzewiejącymi masami</text:span>.</text:p>
      <text:p text:style-name="P7">System zewnętrzny jest definiowany przez Przymierze Autonomistów, sieć wzajemnej pomocy anarchistów i techno-socjalistów. W tych terytoriach komunalnych, waluta jest przestarzała, a brak ograniczeń w dostępie do nanotechnologii oznacza, że każdy ma zaspokojone swoje podstawowe potrzeby, Ludzie tutaj raczej tworzą niż konsumują. To reputacja, a nie bogactwo decyduje o wymianach informacji i usług. Wiele habitatów operuje bez rządu, praw lub policji, zamiast tego polegając na dobrowolnych i kooperatywnych strukturach, referendach online w czasie rzeczywistym i zbiorowych siłach zbrojnych. System zewnętrzny to mieszanka politycznych, ekonomicznych i społecznych eksperymentów. </text:p>
      <text:p text:style-name="P7">Pomiędzy większymi ośrodkami transhumanizmu, mniejsi transludzie budują swoje własne społeczeństwa. Kryminalne kartele prowadzą czarne rynki, radykalni naukowcy pracują nad demokratyzacjąnauki, estetyczni najemnicy oferują swoje usługi, piraci polują na nieuważnych, a izolacjoniści filtrują swoje społeczności od zewnętrznych wpływów. Nawet biokonserwatyści – nieufni transludzkim technologiom – znaleźli swoje własne miejsce ,z które<text:span text:style-name="T5">g</text:span>o boją s<text:span text:style-name="T5">i</text:span>ę o przetrwanie gatunku.</text:p>
      <text:p text:style-name="P8">Wojna z TITANami okaleczyła nie tylko Ziemię. Całe sfery na Lunie ,Marsie i księżycu Saturna Iapetusie pozostająpod kontrolą maszyn. Większy wpływ wywarły jednak tajemnicze Wrota Pandorańskie odkrywe w systemie – ścieżki do tysięcy egzoplanet i kosmicznych tajemnic. Gatecrasherzy badają owe nowe horyzonty, kolonizują światy i odkrywają pozostałości upadłych cywilizacji. Choć za Wrotami nie odnaleziono żadnego żywego gatunku, transludzkość miała swój pierwszy kontakt z obcym życiem spoza naszego układu gwiezdnego. Międzygwiezdny gatunek znany jako Faktorzy odwiedza nas regularnie, choć prawdziwa natura i intencje tych lakonicznych ameboidów-handlarzy pozostają nieznane.</text:p>
      <text:p text:style-name="P8">Ostatecznie, <text:span text:style-name="T1">Eclipse Phase</text:span> to gra transludzkiego przetrwania. Poza zagrożeniem, jakie stanowi możliwy powrót TITANów, grożą nam zagrożenia egzystencjalne – zagrożenia-X – które stanowiawyzwanie dla naszego gatunku. Wliczająsiętu bronie masowej zagłady, artefakty spoza Wrót Pandorańskich, technologia TITANów, zakażenia wirusem Exsurgent, obcy, zdarzenia gwiezdne i zagrożenia, które stanowimy sami dla siebie. Nasz gatunek znalazł sięna spadającej orbicie w stronęczarne jdziury. Czy nasze konflikty sprawią, ze sięgniemy horyzontu zdarzeń, czy wyewoluujemy i dizęki współpracy uciekniemy studni grawitacyjnej i sięgniemy nowych horyzontów? Czy będziemy rozpoznawalni gdy tam dojdziemy?</text:p>
      <text:p text:style-name="P8"><text:span text:style-name="T1">Eclipe Phase</text:span> to eksploracja niejasnej przyszłości. To znaczni więcej niż gra fabularna – to szczegółowy setting science fiction, który bada przyszłość naszego gatunku. <text:span text:style-name="T1">Eclipse Phase</text:span> bada transludzkość, gdy ta przechodzi samodzielne transformacje, fizyczne i psychiczne, na granicy stania się czymś postludzkim. To setting który mówi o wielkim zagrożeniu, jakie stanowi technologia – ale także zwraca uwagęna to, że naukę można wykorzystać, by polepszyć współpracę, przeciwdziałać tym ryzykom i prosperować. Istnieje niebezpieczeństwo – ale i nadzieja. </text:p>
      <text:h text:style-name="P1" text:outline-level="2"><text:span text:style-name="T6">1.1.1. </text:span>Nowy/a/e w grach RPG?</text:h>
      <text:p text:style-name="P9">Jeśli jesteś nowy/a/e w grach fabularnych, najdziesz wszystko co potrzebujesz wiedzieć na poniższej stronie:</text:p>
      <text:p text:style-name="P9"><text:soft-page-break/><text:a xlink:type="simple" xlink:href="https://eclipsephase.com/roleplaying/" text:style-name="Internet_20_link" text:visited-style-name="Visited_20_Internet_20_Link">https://eclipsephase.com/roleplaying/</text:a></text:p>
      <text:h text:style-name="Heading_20_2" text:outline-level="2">1.<text:span text:style-name="T6">1.2</text:span> Nowi gracze</text:h>
      <text:p text:style-name="P10">Ten rozdział zaiera ogólne podsumowanie gry – zalecamy, by wszysyc sięz nim zapoznali przez chwilkę.</text:p>
      <text:p text:style-name="P10">Jeśli jesteś nowy w tą grę i chętny, by zagrać, zalecamy wybranie sobie jednej z 16 gotowych postaci by zacząć. Te postaci podzielono w 4 zespoły po 4 osoby – dobrze by było wybrać postaci z tej samej drużyny. Jeśli macie więcej niż 4 graczy, wybierzcie nadmiarowe postaci z innych zespołów. Wszystkie zespoły działają dobrze dla kampanii Firewalla, z jednym zespołem dla wewnętrznego Układu Słoneczgo i jednym dla zewnętrznego. Jeden zespoł stworzono specjalnie z myślą o gatecrashingu, a jeden jest dedykowany kampaniom kryminalnym. </text:p>
      <text:p text:style-name="P10">Jeśli wolisz stworzyć swoją własną postać, zacznij od <text:span text:style-name="T1">Mechaniki Gry</text:span>. Po więcej szczegółów, przeczytaj <text:span text:style-name="T1">Akcje i Walkę</text:span> i <text:span text:style-name="T1">Transhumanistyczną Technologię</text:span>. Jeśli planujesz grać hackerem, sprawdź rozdział <text:span text:style-name="T1">Tworzenie Postaci</text:span>. Jeśli chcesz zagrać psionikiem, patrz rozdział <text:span text:style-name="T1">Psi</text:span>.</text:p>
      <text:p text:style-name="P10">Jeśli bardziej interesuje Cię setting, jest sporo do przeczytania, zaczynając od jego historii, <text:span text:style-name="T1">Jak to Się Stało.</text:span></text:p>
      <text:h text:style-name="Heading_20_2" text:outline-level="2">1.1.3. Nowi Mistrzowie</text:h>
      <text:p text:style-name="P11">Jako Mistrz Gry (MG) będziesz potrzebował/a/o zapoznać się z całą książką. Zalecamy zaczęcie od settingu, zacząwszy od <text:span text:style-name="T1">Jak to Się Stało</text:span>. Potem, przejrzyj <text:span text:style-name="T1">Niebezpieczeństwa i Zagrożenia-X </text:span><text:span text:style-name="T7">dla fajnych reczy od kuchni.</text:span></text:p>
      <text:p text:style-name="P11"><text:span text:style-name="T7">Kiedy zapoznasz sięjuż ze światem, będziesz potrzebować poznać zasady, zacząwszy od </text:span><text:span text:style-name="T1">Mechaniki Gry</text:span><text:span text:style-name="T7">. Będziesz pewnie chcieć znać podstawy umiejętności, walki i Splotu. </text:span><text:span text:style-name="T8">Powinieneś/naś/noś być także zaznajomiony/a/e z tym, jak gracze zdobywają ekwipunek i morphy. Resztę możesz podłapać po drodze. </text:span></text:p>
      <text:p text:style-name="P12"><text:span text:style-name="T7">W końcu, przeczytaj porady o prowadzeniu </text:span><text:span text:style-name="T1">Eclipse Phase </text:span><text:span text:style-name="T7">w </text:span><text:span text:style-name="T1">Prowadzenie Gry.</text:span></text:p>
      <text:h text:style-name="P2" text:outline-level="2">1.1.4. Nota o polityce</text:h>
      <text:p text:style-name="P4"><text:span text:style-name="T9">Eclipse Phase</text:span><text:span text:style-name="T10"> posiada wiele motywów natury politycznej – po prawdzie, wychodzimy z założenia, że </text:span><text:span text:style-name="T2">wszystko</text:span><text:span text:style-name="T10"> jest polityczne. Jak wszyscy autorzy, piszemy z perspektywy własnych i osobistych. Nasza optyka jest radykalna, wyzwoleńcza, inkluzywna i antyfaszystowska. Jeśli wspierasz bigotrię lub autorytaryzm w jakiejkolwiek formie, </text:span><text:span text:style-name="T2">Eclipse Phase</text:span><text:span text:style-name="T10"> to nie gra dla Ciebie.</text:span></text:p>
      <text:h text:style-name="P3" text:outline-level="4">Box: Notka o terminologii, płci i genderze</text:h>
      <text:p text:style-name="P13">Fizyczna biologia płciowości jest dosyć luźna w <text:span text:style-name="T1">Eclipse Phase</text:span>. Płeć jest kwestią wyboru i może być łatwo zmieniona, prawie każdy ma okazję, by zmienić ciało. Tożsamość płciowa postaci nie zawsze będzie zgodna z narządami (lub ich brakiem) w przypadku ciała. Tożsamość płciowa sama w sobie często jest płynna. By to odzwierciedlić, autorzy anglojęzycznego podręcznika korzystają z „singular they”. Ja, jako autor tłumaczenia, gdzie to możliwe i potrzebne, podaję wszystkie możliwe końcówki płciowe, korzystając także z zaimków niebinarnych (przyjąłem jako manierę ono/jenu, choćistnieją też inne neozaimki w języku polskim).</text:p>
      <text:p text:style-name="P13"><text:soft-page-break/>Kiedy odnosimy się do postaci posiadającą jakąś określoną płeć, stosujemy zaimki zgodne z jej (obecną) tożsamością płciową, niezależnie od płci morpha, którego w danym momencie zamieszkuj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8T04:35:18.184000000</meta:creation-date>
    <dc:date>2023-09-28T06:12:40.025000000</dc:date>
    <meta:editing-duration>PT50M8S</meta:editing-duration>
    <meta:editing-cycles>7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28" meta:word-count="1290" meta:character-count="9805" meta:non-whitespace-character-count="8516"/>
  </office:meta>
</office:document-meta>
</file>